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trodução</text:p>
      <text:p text:style-name="Standard">O presente trabalho insere-se no âmbito da unidade curricular de Inteligência Artificial Aplicada, lecionada no [nome do curso ou instituição, se aplicável], e tem como principal finalidade a exploração e comparação de diferentes abordagens e modelos de aprendizagem automática no domínio do reconhecimento de imagens. Através da utilização dos datasets CIFAR-10 e CIFAR-100, amplamente reconhecidos no meio académico e frequentemente utilizados como benchmarks em tarefas de classificação de imagens, propõe-se a implementação, avaliação e comparação de diversos modelos de machine learning.</text:p>
      <text:p text:style-name="Standard"/>
      <text:p text:style-name="Standard">Este projecto assume um carácter essencialmente experimental e exploratório, procurando comparar o desempenho de modelos clássicos de aprendizagem supervisionada, tais como Logistic Regression, Random Forest, K-Nearest Neighbors, Support Vector Classifier e Multi-Layer Perceptron, com redes neuronais convolucionais (CNNs) desenvolvidas com a biblioteca PyTorch. Os classificadores tradicionais serão implementados com recurso à biblioteca scikit-learn, em ambiente de desenvolvimento gerido com Conda.</text:p>
      <text:p text:style-name="Standard"/>
      <text:p text:style-name="Standard">Ao longo do trabalho, serão propostas diferentes estratégias de pré-processamento e treino, bem como ajustados parâmetros relevantes de cada modelo. A ideia central consiste em iterar sobre múltiplas configurações de redes e algoritmos, avaliando o seu desempenho comparativo de forma sistemática, com especial atenção ao impacto das alterações introduzidas. Pretende-se, assim, não só identificar quais os modelos mais eficazes para cada dataset, como também analisar em que medida modificações nos hiperparâmetros, técnicas de aumento de dados ou arquitectura da rede conduzem a melhorias ou degradações nos resultados obtidos.</text:p>
      <text:p text:style-name="Standard"/>
      <text:p text:style-name="Standard">Este relatório documenta as abordagens adoptadas, os resultados obtidos e a respectiva análise crítica, fornecendo uma base sólida para a <text:soft-page-break/>compreensão prática de técnicas de classificação de imagens no contexto da inteligência artificial aplicada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2pt" fo:language="pt" fo:country="PT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2pt" fo:language="pt" fo:country="PT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uno Goncalo Oliveira Azevedo</meta:initial-creator>
    <meta:editing-cycles>2</meta:editing-cycles>
    <meta:creation-date>2025-05-23T17:31:00</meta:creation-date>
    <dc:date>2025-05-23T18:35:20.328015362</dc:date>
    <meta:editing-duration>PT21S</meta:editing-duration>
    <meta:generator>LibreOffice/24.2.7.2$Linux_X86_64 LibreOffice_project/420$Build-2</meta:generator>
    <meta:document-statistic meta:table-count="0" meta:image-count="0" meta:object-count="0" meta:page-count="2" meta:paragraph-count="5" meta:word-count="264" meta:character-count="1980" meta:non-whitespace-character-count="1721"/>
    <meta:user-defined meta:name="AppVersion">16.0000</meta:user-defined>
    <meta:template xlink:type="simple" xlink:actuate="onRequest" xlink:title="Normal" xlink:href=""/>
  </office:meta>
</office:document-meta>
</file>